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 style:list-style-name=""/>
    <style:style style:name="P2" style:family="paragraph" style:parent-style-name="Heading_20_1">
      <style:paragraph-properties fo:break-before="page"/>
    </style:style>
    <style:style style:name="P3" style:family="paragraph" style:parent-style-name="Standard">
      <style:text-properties officeooo:rsid="001f03db" officeooo:paragraph-rsid="001f03db"/>
    </style:style>
    <style:style style:name="P4" style:family="paragraph" style:parent-style-name="Standard">
      <style:text-properties fo:font-weight="bold" officeooo:rsid="001f03db" officeooo:paragraph-rsid="001f03db" style:font-weight-asian="bold" style:font-weight-complex="bold"/>
    </style:style>
    <style:style style:name="P5" style:family="paragraph" style:parent-style-name="Standard">
      <style:text-properties officeooo:rsid="00229034" officeooo:paragraph-rsid="00229034"/>
    </style:style>
    <style:style style:name="P6" style:family="paragraph" style:parent-style-name="Standard">
      <style:text-properties officeooo:rsid="0025daa9" officeooo:paragraph-rsid="0025daa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478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jango and Geolocation</text:p>
      <text:p text:style-name="P3"/>
      <text:p text:style-name="P3"/>
      <text:p text:style-name="P5">Author: Arturo Alatriste Trujillo.</text:p>
      <text:p text:style-name="P3"/>
      <text:p text:style-name="P4">Abstract</text:p>
      <text:p text:style-name="P3">Here we explain how to work with geolocation in django python. </text:p>
      <text:p text:style-name="P3"/>
      <text:p text:style-name="P3"/>
      <text:h text:style-name="Heading_20_1" text:outline-level="1">Introduction.</text:h>
      <text:p text:style-name="P3"/>
      <text:p text:style-name="P3">We can have 2 simple strategies depending og the project needs</text:p>
      <text:p text:style-name="P3"/>
      <text:p text:style-name="P3"><text:span text:style-name="T1">Strategy 1</text:span>. Store coordinates as charaters. If we do not need to do geo operations in the database.</text:p>
      <text:p text:style-name="P3"/>
      <text:p text:style-name="P3"><text:span text:style-name="T1">Startegy 2</text:span>. Store coordinates in ( GIS Geographic System ) as models.PointField or any geo-datatype we need.</text:p>
      <text:p text:style-name="P3"/>
      <text:p text:style-name="P3"/>
      <text:h text:style-name="Heading_20_1" text:outline-level="1"><text:span text:style-name="T2">Django Python </text:span>Model </text:h>
      <text:p text:style-name="P3"/>
      <text:p text:style-name="P3"/>
      <text:p text:style-name="P3">we will have a django model that will be migrated to databas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" text:outline-level="1"/>
      <text:h text:style-name="P2" text:outline-level="1">Links</text:h>
      <text:p text:style-name="P6"/>
      <text:p text:style-name="P6"><text:a xlink:type="simple" xlink:href="https://stackoverflow.com/questions/24921545/how-to-assign-to-a-django-pointfield-model-attribute" text:style-name="Internet_20_link" text:visited-style-name="Visited_20_Internet_20_Link">https://stackoverflow.com/questions/24921545/how-to-assign-to-a-django-pointfield-model-attribute</text:a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6T20:12:31.882301034</meta:creation-date>
    <dc:date>2021-12-26T20:21:51.395371783</dc:date>
    <meta:editing-duration>PT9M1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12" meta:word-count="83" meta:character-count="593" meta:non-whitespace-character-count="520"/>
  </office:meta>
</office:document-meta>
</file>